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000000300F967850D.png" manifest:media-type="image/png"/>
  <manifest:file-entry manifest:full-path="Pictures/100000000000055000000300456E6D42.png" manifest:media-type="image/png"/>
  <manifest:file-entry manifest:full-path="Pictures/10000000000005500000030066F6433B.png" manifest:media-type="image/png"/>
  <manifest:file-entry manifest:full-path="Pictures/100000000000055000000300F560749C.png" manifest:media-type="image/png"/>
  <manifest:file-entry manifest:full-path="Pictures/100000000000055000000300BCA95C9E.png" manifest:media-type="image/png"/>
  <manifest:file-entry manifest:full-path="Pictures/10000000000005500000030082A7269B.png" manifest:media-type="image/png"/>
  <manifest:file-entry manifest:full-path="Pictures/10000000000005500000030037423B0D.png" manifest:media-type="image/png"/>
  <manifest:file-entry manifest:full-path="Pictures/10000000000005500000030034783314.png" manifest:media-type="image/png"/>
  <manifest:file-entry manifest:full-path="Pictures/10000000000005500000030060150BB1.png" manifest:media-type="image/png"/>
  <manifest:file-entry manifest:full-path="Pictures/100000000000055000000300D78CB71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96cm, 7.318cm, 3.297cm, 15.603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51cm, 5.069cm, 6.796cm, 15.445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418cm, 4.904cm, 2.094cm, 15.519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733cm, 7.143cm, 2.681cm, 10.525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82cm, 5.882cm, 4.189cm, 17.71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99cm, 7.41cm, 0cm, 18.782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882cm, 5.027cm, 6.457cm, 9.875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089cm, 3.087cm, 6.67cm, 8.205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659cm, 10.927cm, 5cm, 8.555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68cm, 11.332cm, 4.469cm, 8.47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16cm" svg:height="13.85cm" svg:x="1.82cm" svg:y="1.45cm">
          <draw:image xlink:href="Pictures/100000000000055000000300D78CB710.png" xlink:type="simple" xlink:show="embed" xlink:actuate="onLoad">
            <text:p/>
          </draw:image>
        </draw:frame>
        <draw:frame draw:style-name="gr2" draw:text-style-name="P1" draw:layer="layout" svg:width="8.42cm" svg:height="5.45cm" svg:x="16.12cm" svg:y="1.63cm">
          <draw:image xlink:href="Pictures/10000000000005500000030060150BB1.png" xlink:type="simple" xlink:show="embed" xlink:actuate="onLoad">
            <text:p/>
          </draw:image>
        </draw:frame>
        <draw:frame draw:style-name="gr3" draw:text-style-name="P1" draw:layer="layout" svg:width="13.97cm" svg:height="13.294cm" svg:x="1.95cm" svg:y="15.1cm">
          <draw:image xlink:href="Pictures/10000000000005500000030034783314.png" xlink:type="simple" xlink:show="embed" xlink:actuate="onLoad">
            <text:p/>
          </draw:image>
        </draw:frame>
        <draw:frame draw:style-name="gr4" draw:text-style-name="P1" draw:layer="layout" svg:width="9.97cm" svg:height="6.48cm" svg:x="15.68cm" svg:y="15.79cm">
          <draw:image xlink:href="Pictures/10000000000005500000030037423B0D.png" xlink:type="simple" xlink:show="embed" xlink:actuate="onLoad">
            <text:p/>
          </draw:image>
        </draw:frame>
        <draw:g>
          <draw:g>
            <draw:frame draw:style-name="gr5" draw:text-style-name="P1" draw:layer="layout" svg:width="12.39cm" svg:height="13.31cm" svg:x="1.82cm" svg:y="29.906cm">
              <draw:image xlink:href="Pictures/10000000000005500000030082A7269B.png" xlink:type="simple" xlink:show="embed" xlink:actuate="onLoad">
                <text:p/>
              </draw:image>
            </draw:frame>
            <draw:frame draw:style-name="gr6" draw:text-style-name="P1" draw:layer="layout" svg:width="11.96cm" svg:height="22.747cm" svg:x="2.032cm" svg:y="43.503cm">
              <draw:image xlink:href="Pictures/100000000000055000000300BCA95C9E.png" xlink:type="simple" xlink:show="embed" xlink:actuate="onLoad">
                <text:p/>
              </draw:image>
            </draw:frame>
          </draw:g>
          <draw:frame draw:style-name="gr7" draw:layer="layout" svg:width="4.447cm" svg:height="0.962cm" svg:x="2.39cm" svg:y="28.93cm">
            <draw:text-box>
              <text:p>N2002 VSWR</text:p>
            </draw:text-box>
          </draw:frame>
        </draw:g>
        <draw:g>
          <draw:frame draw:style-name="gr8" draw:text-style-name="P1" draw:layer="layout" svg:width="21.08cm" svg:height="7.98cm" svg:x="16.36cm" svg:y="30.3cm">
            <draw:image xlink:href="Pictures/10000000000005500000030066F6433B.png" xlink:type="simple" xlink:show="embed" xlink:actuate="onLoad">
              <text:p/>
            </draw:image>
          </draw:frame>
          <draw:frame draw:style-name="gr7" draw:layer="layout" svg:width="7.546cm" svg:height="0.962cm" svg:x="16.67cm" svg:y="29.72cm">
            <draw:text-box>
              <text:p>Conector 3.5mm 83059A</text:p>
            </draw:text-box>
          </draw:frame>
        </draw:g>
        <draw:g>
          <draw:frame draw:style-name="gr9" draw:text-style-name="P1" draw:layer="layout" svg:width="24.69cm" svg:height="8.56cm" svg:x="1.42cm" svg:y="68cm">
            <draw:image xlink:href="Pictures/100000000000055000000300456E6D42.png" xlink:type="simple" xlink:show="embed" xlink:actuate="onLoad">
              <text:p text:style-name="P1"/>
            </draw:image>
          </draw:frame>
          <draw:frame draw:style-name="gr7" draw:layer="layout" svg:width="4.833cm" svg:height="0.962cm" svg:x="2.113cm" svg:y="67.078cm">
            <draw:text-box>
              <text:p text:style-name="P1">N8975A VSWR</text:p>
            </draw:text-box>
          </draw:frame>
        </draw:g>
        <draw:g>
          <draw:frame draw:style-name="gr10" draw:text-style-name="P1" draw:layer="layout" svg:width="16.5cm" svg:height="9.66cm" svg:x="1.58cm" svg:y="79.33cm">
            <draw:image xlink:href="Pictures/100000000000055000000300F560749C.png" xlink:type="simple" xlink:show="embed" xlink:actuate="onLoad">
              <text:p/>
            </draw:image>
          </draw:frame>
          <draw:frame draw:style-name="gr11" draw:text-style-name="P1" draw:layer="layout" svg:width="16.18cm" svg:height="12.17cm" svg:x="18.74cm" svg:y="79.82cm">
            <draw:image xlink:href="Pictures/100000000000055000000300F967850D.png" xlink:type="simple" xlink:show="embed" xlink:actuate="onLoad">
              <text:p/>
            </draw:image>
          </draw:frame>
          <draw:frame draw:style-name="gr7" draw:layer="layout" svg:width="4.024cm" svg:height="0.962cm" svg:x="1.946cm" svg:y="78.538cm">
            <draw:text-box>
              <text:p>N8975 SWR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2T14:34:01.344623343</meta:creation-date>
    <dc:date>2017-04-02T15:50:33.396271482</dc:date>
    <meta:editing-duration>PT1H41S</meta:editing-duration>
    <meta:editing-cycles>7</meta:editing-cycles>
    <meta:generator>LibreOffice/4.2.7.2$Linux_X86_64 LibreOffice_project/420m0$Build-2</meta:generator>
    <meta:document-statistic meta:object-count="19"/>
  </office:meta>
</office:document-meta>
</file>